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21" draw:marker-end-width="0.3cm" draw:fill="none" draw:textarea-vertical-align="middle"/>
    </style:style>
    <style:style style:name="gr20" style:family="graphic" style:parent-style-name="standard">
      <style:graphic-properties svg:stroke-color="#f10d0c" draw:marker-start="Extrémités_20_de_20_flèche_20_26" draw:marker-start-width="0.3cm" draw:marker-end="Extrémités_20_de_20_flèche_20_27" draw:marker-end-width="0.3cm" draw:textarea-vertical-align="middle"/>
    </style:style>
    <style:style style:name="gr21" style:family="graphic" style:parent-style-name="standard">
      <style:graphic-properties svg:stroke-color="#f10d0c" draw:marker-start="Extrémités_20_de_20_flèche_20_28" draw:marker-start-width="0.3cm" draw:marker-end="Extrémités_20_de_20_flèche_20_29" draw:marker-end-width="0.3cm" draw:textarea-vertical-align="middle"/>
    </style:style>
    <style:style style:name="gr22" style:family="graphic" style:parent-style-name="standard">
      <style:graphic-properties svg:stroke-color="#f10d0c" draw:marker-start="Extrémités_20_de_20_flèche_20_30" draw:marker-start-width="0.3cm" draw:marker-end="Extrémités_20_de_20_flèche_20_31" draw:marker-end-width="0.3cm" draw:textarea-vertical-align="middle"/>
    </style:style>
    <style:style style:name="gr23" style:family="graphic" style:parent-style-name="standard">
      <style:graphic-properties svg:stroke-color="#f10d0c" draw:marker-start="Extrémités_20_de_20_flèche_20_32" draw:marker-start-width="0.3cm" draw:marker-end="Extrémités_20_de_20_flèche_20_33" draw:marker-end-width="0.3cm" draw:textarea-vertical-align="middle"/>
    </style:style>
    <style:style style:name="gr24" style:family="graphic" style:parent-style-name="standard">
      <style:graphic-properties svg:stroke-color="#f10d0c" draw:marker-start="Extrémités_20_de_20_flèche_20_34" draw:marker-start-width="0.3cm" draw:marker-end="Extrémités_20_de_20_flèche_20_35" draw:marker-end-width="0.3cm" draw:textarea-vertical-align="middle"/>
    </style:style>
    <style:style style:name="gr25" style:family="graphic" style:parent-style-name="standard">
      <style:graphic-properties svg:stroke-color="#f10d0c" draw:marker-start="Extrémités_20_de_20_flèche_20_36" draw:marker-start-width="0.3cm" draw:marker-end="Extrémités_20_de_20_flèche_20_37" draw:marker-end-width="0.3cm" draw:textarea-vertical-align="middle"/>
    </style:style>
    <style:style style:name="gr26" style:family="graphic" style:parent-style-name="standard">
      <style:graphic-properties svg:stroke-color="#f10d0c" draw:marker-start="Extrémités_20_de_20_flèche_20_38" draw:marker-start-width="0.3cm" draw:marker-end="Extrémités_20_de_20_flèche_20_39" draw:marker-end-width="0.3cm" draw:textarea-vertical-align="middle"/>
    </style:style>
    <style:style style:name="gr27" style:family="graphic" style:parent-style-name="standard">
      <style:graphic-properties svg:stroke-color="#f10d0c" draw:marker-start="Extrémités_20_de_20_flèche_20_40" draw:marker-start-width="0.3cm" draw:marker-end="Extrémités_20_de_20_flèche_20_41" draw:marker-end-width="0.3cm" draw:textarea-vertical-align="middle"/>
    </style:style>
    <style:style style:name="gr28" style:family="graphic" style:parent-style-name="standard">
      <style:graphic-properties svg:stroke-color="#f10d0c" draw:marker-start="Extrémités_20_de_20_flèche_20_42" draw:marker-start-width="0.3cm" draw:marker-end="Extrémités_20_de_20_flèche_20_43" draw:marker-end-width="0.3cm" draw:textarea-vertical-align="middle"/>
    </style:style>
    <style:style style:name="gr29" style:family="graphic" style:parent-style-name="standard">
      <style:graphic-properties svg:stroke-color="#f10d0c" draw:marker-start="Extrémités_20_de_20_flèche_20_44" draw:marker-start-width="0.3cm" draw:marker-end="Extrémités_20_de_20_flèche_20_45" draw:marker-end-width="0.3cm" draw:textarea-vertical-align="middle"/>
    </style:style>
    <style:style style:name="gr30" style:family="graphic" style:parent-style-name="standard">
      <style:graphic-properties svg:stroke-color="#f10d0c" draw:marker-start="Extrémités_20_de_20_flèche_20_46" draw:marker-start-width="0.3cm" draw:marker-end="Extrémités_20_de_20_flèche_20_47" draw:marker-end-width="0.3cm" draw:textarea-vertical-align="middle"/>
    </style:style>
    <style:style style:name="gr31" style:family="graphic" style:parent-style-name="standard">
      <style:graphic-properties svg:stroke-color="#f10d0c" draw:marker-start="Extrémités_20_de_20_flèche_20_48" draw:marker-start-width="0.3cm" draw:marker-end="Extrémités_20_de_20_flèche_20_49" draw:marker-end-width="0.3cm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34" style:family="graphic" style:parent-style-name="objectwithoutfill">
      <style:graphic-properties svg:stroke-color="#5983b0" draw:marker-end="Extrémités_20_de_20_flèche_20_52" draw:marker-end-width="0.3cm" draw:fill="none" draw:textarea-vertical-align="middle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color="#ff0000" draw:marker-end="Extrémités_20_de_20_flèche_20_53" draw:marker-end-width="0.3cm" draw:fill="none" draw:textarea-vertical-align="middle"/>
    </style:style>
    <style:style style:name="gr37" style:family="graphic" style:parent-style-name="objectwithoutfill">
      <style:graphic-properties svg:stroke-color="#ff0000" draw:marker-end="Extrémités_20_de_20_flèche_20_54" draw:marker-end-width="0.3cm" draw:fill="none" draw:textarea-vertical-align="middle"/>
    </style:style>
    <style:style style:name="gr38" style:family="graphic" style:parent-style-name="objectwithoutfill">
      <style:graphic-properties svg:stroke-color="#ff0000" draw:marker-end="Extrémités_20_de_20_flèche_20_55" draw:marker-end-width="0.3cm" draw:fill="none" draw:textarea-vertical-align="middle"/>
    </style:style>
    <style:style style:name="gr39" style:family="graphic" style:parent-style-name="objectwithoutfill">
      <style:graphic-properties svg:stroke-color="#ff0000" draw:marker-end="Extrémités_20_de_20_flèche_20_57" draw:marker-end-width="0.3cm" draw:fill="none" draw:textarea-vertical-align="middle"/>
    </style:style>
    <style:style style:name="gr40" style:family="graphic" style:parent-style-name="objectwithoutfill">
      <style:graphic-properties svg:stroke-color="#ff0000" draw:marker-end="Extrémités_20_de_20_flèche_20_58" draw:marker-end-width="0.3cm" draw:fill="none" draw:textarea-vertical-align="middle"/>
    </style:style>
    <style:style style:name="gr41" style:family="graphic" style:parent-style-name="objectwithoutfill">
      <style:graphic-properties svg:stroke-color="#ff0000" draw:marker-end="Extrémités_20_de_20_flèche_20_5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465a4" loext:opacity="100%" style:font-name="Fira Sans" fo:font-weight="normal" style:font-weight-asian="normal" style:font-weight-complex="normal"/>
    </style:style>
    <style:style style:name="P4" style:family="paragraph">
      <loext:graphic-properties draw:fill="none" draw:fill-color="#ffffff"/>
      <style:text-properties fo:color="#3465a4" loext:opacity="100%" style:font-name="Fira Sans" fo:font-weight="normal" style:font-weight-asian="normal" style:font-weight-complex="normal"/>
    </style:style>
    <style:style style:name="P5" style:family="paragraph">
      <style:text-properties fo:color="#f10d0c" loext:opacity="100%" style:font-name="Fira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f10d0c" loext:opacity="100%" style:font-name="Fira Sans" fo:font-weight="normal" style:font-weight-asian="normal" style:font-weight-complex="normal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color="#3465a4" loext:opacity="100%" style:font-name="Fira Sans" fo:font-weight="normal" style:font-weight-asian="normal" style:font-weight-complex="normal"/>
    </style:style>
    <style:style style:name="T2" style:family="text">
      <style:text-properties fo:color="#f10d0c" loext:opacity="100%" style:font-name="Fira 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draw:transform="rotate (1.5707963267949) translate (15.215cm 20.08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218cm 19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1.217cm 20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17cm 19.0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216cm 20.08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17cm 19.0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217cm 24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16cm 23.0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5.214cm 16.0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6.218cm 15.09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1.217cm 16.09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12.217cm 15.0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216cm 16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16cm 15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7.217cm 12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8.216cm 11.09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3.217cm 20.08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4.217cm 19.09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3.215cm 24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4.217cm 23.08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3.217cm 16.08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4.217cm 15.09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3.218cm 12.09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draw:transform="rotate (1.5707963267949) translate (4.218cm 11.09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3.467cm" svg:y1="23.591cm" svg:x2="3.467cm" svg:y2="20.091cm">
          <text:p/>
        </draw:line>
        <draw:line draw:style-name="gr3" draw:text-style-name="P2" draw:layer="layout" svg:x1="3.467cm" svg:y1="19.591cm" svg:x2="3.467cm" svg:y2="16.091cm">
          <text:p/>
        </draw:line>
        <draw:line draw:style-name="gr4" draw:text-style-name="P2" draw:layer="layout" svg:x1="3.467cm" svg:y1="15.591cm" svg:x2="3.467cm" svg:y2="12.091cm">
          <text:p/>
        </draw:line>
        <draw:line draw:style-name="gr5" draw:text-style-name="P2" draw:layer="layout" svg:x1="4.467cm" svg:y1="11.091cm" svg:x2="4.467cm" svg:y2="14.591cm">
          <text:p/>
        </draw:line>
        <draw:line draw:style-name="gr6" draw:text-style-name="P2" draw:layer="layout" svg:x1="4.467cm" svg:y1="15.091cm" svg:x2="4.467cm" svg:y2="18.591cm">
          <text:p/>
        </draw:line>
        <draw:line draw:style-name="gr7" draw:text-style-name="P2" draw:layer="layout" svg:x1="4.467cm" svg:y1="19.091cm" svg:x2="4.467cm" svg:y2="22.591cm">
          <text:p/>
        </draw:line>
        <draw:line draw:style-name="gr8" draw:text-style-name="P2" draw:layer="layout" svg:x1="7.467cm" svg:y1="23.591cm" svg:x2="7.467cm" svg:y2="20.091cm">
          <text:p/>
        </draw:line>
        <draw:line draw:style-name="gr9" draw:text-style-name="P2" draw:layer="layout" svg:x1="7.717cm" svg:y1="19.841cm" svg:x2="11.217cm" svg:y2="19.841cm">
          <text:p/>
        </draw:line>
        <draw:line draw:style-name="gr10" draw:text-style-name="P2" draw:layer="layout" svg:x1="11.717cm" svg:y1="19.841cm" svg:x2="15.217cm" svg:y2="19.841cm">
          <text:p/>
        </draw:line>
        <draw:line draw:style-name="gr11" draw:text-style-name="P2" draw:layer="layout" svg:x1="16.217cm" svg:y1="18.841cm" svg:x2="12.717cm" svg:y2="18.841cm">
          <text:p/>
        </draw:line>
        <draw:line draw:style-name="gr12" draw:text-style-name="P2" draw:layer="layout" svg:x1="12.217cm" svg:y1="18.841cm" svg:x2="8.717cm" svg:y2="18.841cm">
          <text:p/>
        </draw:line>
        <draw:line draw:style-name="gr13" draw:text-style-name="P2" draw:layer="layout" svg:x1="8.467cm" svg:y1="19.091cm" svg:x2="8.467cm" svg:y2="22.591cm">
          <text:p/>
        </draw:line>
        <draw:line draw:style-name="gr14" draw:text-style-name="P2" draw:layer="layout" svg:x1="15.217cm" svg:y1="15.841cm" svg:x2="11.717cm" svg:y2="15.841cm">
          <text:p/>
        </draw:line>
        <draw:line draw:style-name="gr15" draw:text-style-name="P2" draw:layer="layout" svg:x1="11.217cm" svg:y1="15.841cm" svg:x2="7.717cm" svg:y2="15.841cm">
          <text:p/>
        </draw:line>
        <draw:line draw:style-name="gr16" draw:text-style-name="P2" draw:layer="layout" svg:x1="7.467cm" svg:y1="15.591cm" svg:x2="7.467cm" svg:y2="12.091cm">
          <text:p/>
        </draw:line>
        <draw:line draw:style-name="gr17" draw:text-style-name="P2" draw:layer="layout" svg:x1="8.467cm" svg:y1="11.091cm" svg:x2="8.467cm" svg:y2="14.591cm">
          <text:p/>
        </draw:line>
        <draw:line draw:style-name="gr18" draw:text-style-name="P2" draw:layer="layout" svg:x1="8.717cm" svg:y1="14.841cm" svg:x2="12.217cm" svg:y2="14.841cm">
          <text:p/>
        </draw:line>
        <draw:line draw:style-name="gr19" draw:text-style-name="P2" draw:layer="layout" svg:x1="12.717cm" svg:y1="14.841cm" svg:x2="16.217cm" svg:y2="14.841cm">
          <text:p/>
        </draw:line>
        <draw:line draw:style-name="gr20" draw:text-style-name="P1" draw:layer="layout" svg:x1="11.467cm" svg:y1="19.591cm" svg:x2="11.467cm" svg:y2="16.091cm">
          <text:p/>
        </draw:line>
        <draw:line draw:style-name="gr21" draw:text-style-name="P1" draw:layer="layout" svg:x1="11.467cm" svg:y1="19.591cm" svg:x2="12.467cm" svg:y2="15.091cm">
          <text:p/>
        </draw:line>
        <draw:line draw:style-name="gr22" draw:text-style-name="P1" draw:layer="layout" svg:x1="11.467cm" svg:y1="16.091cm" svg:x2="12.467cm" svg:y2="18.591cm">
          <text:p/>
        </draw:line>
        <draw:line draw:style-name="gr23" draw:text-style-name="P1" draw:layer="layout" svg:x1="12.467cm" svg:y1="18.591cm" svg:x2="12.467cm" svg:y2="15.091cm">
          <text:p/>
        </draw:line>
        <draw:line draw:style-name="gr24" draw:text-style-name="P1" draw:layer="layout" svg:x1="3.717cm" svg:y1="19.841cm" svg:x2="8.217cm" svg:y2="18.841cm">
          <text:p/>
        </draw:line>
        <draw:line draw:style-name="gr25" draw:text-style-name="P1" draw:layer="layout" svg:x1="4.717cm" svg:y1="18.841cm" svg:x2="7.217cm" svg:y2="19.841cm">
          <text:p/>
        </draw:line>
        <draw:line draw:style-name="gr26" draw:text-style-name="P1" draw:layer="layout" svg:x1="4.717cm" svg:y1="18.841cm" svg:x2="8.217cm" svg:y2="18.841cm">
          <text:p/>
        </draw:line>
        <draw:line draw:style-name="gr27" draw:text-style-name="P1" draw:layer="layout" svg:x1="7.217cm" svg:y1="19.841cm" svg:x2="3.717cm" svg:y2="19.841cm">
          <text:p/>
        </draw:line>
        <draw:line draw:style-name="gr28" draw:text-style-name="P1" draw:layer="layout" svg:x1="4.717cm" svg:y1="14.841cm" svg:x2="7.217cm" svg:y2="15.841cm">
          <text:p/>
        </draw:line>
        <draw:line draw:style-name="gr29" draw:text-style-name="P1" draw:layer="layout" svg:x1="8.217cm" svg:y1="14.841cm" svg:x2="3.717cm" svg:y2="15.841cm">
          <text:p/>
        </draw:line>
        <draw:line draw:style-name="gr30" draw:text-style-name="P1" draw:layer="layout" svg:x1="4.717cm" svg:y1="14.841cm" svg:x2="8.217cm" svg:y2="14.841cm">
          <text:p/>
        </draw:line>
        <draw:line draw:style-name="gr31" draw:text-style-name="P1" draw:layer="layout" svg:x1="7.217cm" svg:y1="15.841cm" svg:x2="3.717cm" svg:y2="15.841cm">
          <text:p/>
        </draw:line>
        <draw:frame draw:style-name="gr32" draw:text-style-name="P4" draw:layer="layout" svg:width="4.75cm" svg:height="1.673cm" svg:x="8.5cm" svg:y="12.5cm">
          <draw:text-box>
            <text:p text:style-name="P3"><text:span text:style-name="T1">Line edges</text:span></text:p>
          </draw:text-box>
        </draw:frame>
        <draw:frame draw:style-name="gr33" draw:text-style-name="P6" draw:layer="layout" svg:width="5.25cm" svg:height="1.775cm" svg:x="12.75cm" svg:y="16.725cm">
          <draw:text-box>
            <text:p text:style-name="P5"><text:span text:style-name="T2">Transfer edges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0.5cm" svg:height="0.5cm" svg:x="7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4" draw:text-style-name="P2" draw:layer="layout" svg:x1="3.25cm" svg:y1="6.001cm" svg:x2="7.75cm" svg:y2="6.001cm">
          <text:p/>
        </draw:line>
        <draw:custom-shape draw:style-name="gr35" draw:text-style-name="P7" draw:layer="layout" svg:width="0.5cm" svg:height="0.5cm" svg:x="3.75cm" svg:y="3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7" draw:layer="layout" svg:width="0.5cm" svg:height="0.5cm" svg:x="7.75cm" svg:y="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6" draw:text-style-name="P2" draw:layer="layout" svg:x1="4.25cm" svg:y1="4.001cm" svg:x2="8cm" svg:y2="5.751cm">
          <text:p/>
        </draw:line>
        <draw:line draw:style-name="gr37" draw:text-style-name="P2" draw:layer="layout" svg:x1="8cm" svg:y1="2.251cm" svg:x2="8cm" svg:y2="5.751cm">
          <text:p/>
        </draw:line>
        <draw:line draw:style-name="gr38" draw:text-style-name="P2" draw:layer="layout" svg:x1="12cm" svg:y1="4.001cm" svg:x2="8cm" svg:y2="5.751cm">
          <text:p/>
        </draw:line>
        <draw:line draw:style-name="gr34" draw:text-style-name="P2" draw:layer="layout" svg:x1="8.25cm" svg:y1="6.001cm" svg:x2="12.75cm" svg:y2="6.001cm">
          <text:p/>
        </draw:line>
        <draw:custom-shape draw:style-name="gr1" draw:text-style-name="P1" draw:layer="layout" svg:width="0.5cm" svg:height="0.5cm" svg:x="12.75cm" svg:y="5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7" draw:layer="layout" svg:width="0.5cm" svg:height="0.5cm" svg:x="3.751cm" svg:y="3.7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7" draw:layer="layout" svg:width="0.5cm" svg:height="0.5cm" svg:x="7.75cm" svg:y="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7" draw:layer="layout" svg:width="0.5cm" svg:height="0.5cm" svg:x="3.75cm" svg:y="7.7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9" draw:text-style-name="P2" draw:layer="layout" svg:x1="8cm" svg:y1="6.251cm" svg:x2="4.25cm" svg:y2="8.001cm">
          <text:p/>
        </draw:line>
        <draw:line draw:style-name="gr40" draw:text-style-name="P2" draw:layer="layout" svg:x1="8cm" svg:y1="6.251cm" svg:x2="8cm" svg:y2="9.751cm">
          <text:p/>
        </draw:line>
        <draw:line draw:style-name="gr41" draw:text-style-name="P2" draw:layer="layout" svg:x1="8cm" svg:y1="6.251cm" svg:x2="12cm" svg:y2="8.00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59" draw:display-name="Extrémités de flèche 59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6T14:30:49.466960432</meta:creation-date>
    <dc:date>2022-04-21T17:42:37.552321665</dc:date>
    <meta:editing-duration>PT2H22M42S</meta:editing-duration>
    <meta:editing-cycles>8</meta:editing-cycles>
    <meta:generator>LibreOffice/7.2.5.2$MacOSX_X86_64 LibreOffice_project/499f9727c189e6ef3471021d6132d4c694f357e5</meta:generator>
    <meta:document-statistic meta:object-count="72"/>
  </office:meta>
</office:document-meta>
</file>